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7">
            <text:p>AA-27147</text:p>
          </table:table-cell>
          <table:table-cell office:value-type="float" office:value="53.13">
            <text:p>53.13</text:p>
          </table:table-cell>
          <table:table-cell office:value-type="float" office:value="2.4">
            <text:p>2.4</text:p>
          </table:table-cell>
          <table:table-cell office:value-type="float" office:value="9155.0">
            <text:p>91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92">
            <text:p>-38.9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6">
            <text:p>AA-27146</text:p>
          </table:table-cell>
          <table:table-cell office:value-type="float" office:value="53.08">
            <text:p>53.08</text:p>
          </table:table-cell>
          <table:table-cell office:value-type="float" office:value="2.42">
            <text:p>2.42</text:p>
          </table:table-cell>
          <table:table-cell office:value-type="float" office:value="9155.0">
            <text:p>91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1.05">
            <text:p>-41.05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5">
            <text:p>AA-27145</text:p>
          </table:table-cell>
          <table:table-cell office:value-type="float" office:value="52.99">
            <text:p>52.99</text:p>
          </table:table-cell>
          <table:table-cell office:value-type="float" office:value="2.43">
            <text:p>2.43</text:p>
          </table:table-cell>
          <table:table-cell office:value-type="float" office:value="9045.0">
            <text:p>904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95">
            <text:p>-39.9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4">
            <text:p>AA-27144</text:p>
          </table:table-cell>
          <table:table-cell office:value-type="float" office:value="52.97">
            <text:p>52.97</text:p>
          </table:table-cell>
          <table:table-cell office:value-type="float" office:value="2.43">
            <text:p>2.43</text:p>
          </table:table-cell>
          <table:table-cell office:value-type="float" office:value="8995.0">
            <text:p>89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26">
            <text:p>-39.2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7">
            <text:p>UB-36847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8955.0">
            <text:p>895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2.24">
            <text:p>-42.2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8">
            <text:p>UB-36848</text:p>
          </table:table-cell>
          <table:table-cell office:value-type="float" office:value="52.92">
            <text:p>52.92</text:p>
          </table:table-cell>
          <table:table-cell office:value-type="float" office:value="2.39">
            <text:p>2.39</text:p>
          </table:table-cell>
          <table:table-cell office:value-type="float" office:value="8936.0">
            <text:p>8936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69">
            <text:p>-39.69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4">
            <text:p>AA-23944</text:p>
          </table:table-cell>
          <table:table-cell office:value-type="float" office:value="53.05">
            <text:p>53.05</text:p>
          </table:table-cell>
          <table:table-cell office:value-type="float" office:value="2.45">
            <text:p>2.45</text:p>
          </table:table-cell>
          <table:table-cell office:value-type="float" office:value="9270.0">
            <text:p>9270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15">
            <text:p>-40.15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5">
            <text:p>AA-23945</text:p>
          </table:table-cell>
          <table:table-cell office:value-type="float" office:value="53.05">
            <text:p>53.05</text:p>
          </table:table-cell>
          <table:table-cell office:value-type="float" office:value="2.45">
            <text:p>2.45</text:p>
          </table:table-cell>
          <table:table-cell office:value-type="float" office:value="11325.0">
            <text:p>113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0.59">
            <text:p>-40.5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3946">
            <text:p>AA-23946</text:p>
          </table:table-cell>
          <table:table-cell office:value-type="float" office:value="53.34">
            <text:p>53.34</text:p>
          </table:table-cell>
          <table:table-cell office:value-type="float" office:value="1.74">
            <text:p>1.74</text:p>
          </table:table-cell>
          <table:table-cell office:value-type="float" office:value="8775.0">
            <text:p>877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5.12">
            <text:p>-35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AA-27143">
            <text:p>AA-27143</text:p>
          </table:table-cell>
          <table:table-cell office:value-type="float" office:value="52.97">
            <text:p>52.97</text:p>
          </table:table-cell>
          <table:table-cell office:value-type="float" office:value="2.43">
            <text:p>2.43</text:p>
          </table:table-cell>
          <table:table-cell office:value-type="float" office:value="9145.0">
            <text:p>9145.0</text:p>
          </table:table-cell>
          <table:table-cell office:value-type="float" office:value="60.0">
            <text:p>6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85">
            <text:p>-38.8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GU-33574">
            <text:p>GU-33574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8324.0">
            <text:p>8324.0</text:p>
          </table:table-cell>
          <table:table-cell office:value-type="float" office:value="32.0">
            <text:p>32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94">
            <text:p>-28.94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3302">
            <text:p>UBA-33302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221.0">
            <text:p>10221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2.43">
            <text:p>-32.4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646">
            <text:p>UB-38646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8955.0">
            <text:p>8955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1.58">
            <text:p>-41.5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3301">
            <text:p>UBA-33301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9755.0">
            <text:p>9755.0</text:p>
          </table:table-cell>
          <table:table-cell office:value-type="float" office:value="52.0">
            <text:p>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2.15">
            <text:p>-32.1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0873">
            <text:p>UBA-30873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629.0">
            <text:p>10629.0</text:p>
          </table:table-cell>
          <table:table-cell office:value-type="float" office:value="89.0">
            <text:p>8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1">
            <text:p>-33.9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0872">
            <text:p>UBA-30872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10665.0">
            <text:p>10665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3.96">
            <text:p>-33.96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9469">
            <text:p>UBA-39469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9696.0">
            <text:p>9696.0</text:p>
          </table:table-cell>
          <table:table-cell office:value-type="float" office:value="44.0">
            <text:p>4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1.86">
            <text:p>-41.86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GU-34111">
            <text:p>GU-34111</text:p>
          </table:table-cell>
          <table:table-cell office:value-type="float" office:value="53.27">
            <text:p>53.27</text:p>
          </table:table-cell>
          <table:table-cell office:value-type="float" office:value="1.32">
            <text:p>1.32</text:p>
          </table:table-cell>
          <table:table-cell office:value-type="float" office:value="7549.0">
            <text:p>7549.0</text:p>
          </table:table-cell>
          <table:table-cell office:value-type="float" office:value="31.0">
            <text:p>31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9">
            <text:p>-20.9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BrownEtal2018,ShennanEtal2018">
            <text:p>BrownEtal2018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91">
            <text:p>UB-38191</text:p>
          </table:table-cell>
          <table:table-cell office:value-type="float" office:value="53.11">
            <text:p>53.11</text:p>
          </table:table-cell>
          <table:table-cell office:value-type="float" office:value="2.91">
            <text:p>2.91</text:p>
          </table:table-cell>
          <table:table-cell office:value-type="float" office:value="10881.0">
            <text:p>10881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7.77">
            <text:p>-37.77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A-39470">
            <text:p>UBA-39470</text:p>
          </table:table-cell>
          <table:table-cell office:value-type="float" office:value="52.83">
            <text:p>52.83</text:p>
          </table:table-cell>
          <table:table-cell office:value-type="float" office:value="2.47">
            <text:p>2.47</text:p>
          </table:table-cell>
          <table:table-cell office:value-type="float" office:value="9613.0">
            <text:p>9613.0</text:p>
          </table:table-cell>
          <table:table-cell office:value-type="float" office:value="39.0">
            <text:p>3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2.13">
            <text:p>-42.13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89">
            <text:p>UB-38189</text:p>
          </table:table-cell>
          <table:table-cell office:value-type="float" office:value="53.07">
            <text:p>53.07</text:p>
          </table:table-cell>
          <table:table-cell office:value-type="float" office:value="2.92">
            <text:p>2.92</text:p>
          </table:table-cell>
          <table:table-cell office:value-type="float" office:value="8697.0">
            <text:p>8697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7.76">
            <text:p>-37.76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88">
            <text:p>UB-38188</text:p>
          </table:table-cell>
          <table:table-cell office:value-type="float" office:value="53.01">
            <text:p>53.01</text:p>
          </table:table-cell>
          <table:table-cell office:value-type="float" office:value="2.78">
            <text:p>2.78</text:p>
          </table:table-cell>
          <table:table-cell office:value-type="float" office:value="8749.0">
            <text:p>874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08">
            <text:p>-36.0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51">
            <text:p>UB-36851</text:p>
          </table:table-cell>
          <table:table-cell office:value-type="float" office:value="52.99">
            <text:p>52.99</text:p>
          </table:table-cell>
          <table:table-cell office:value-type="float" office:value="2.48">
            <text:p>2.48</text:p>
          </table:table-cell>
          <table:table-cell office:value-type="float" office:value="8856.0">
            <text:p>8856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5">
            <text:p>-39.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50">
            <text:p>UB-36850</text:p>
          </table:table-cell>
          <table:table-cell office:value-type="float" office:value="52.99">
            <text:p>52.99</text:p>
          </table:table-cell>
          <table:table-cell office:value-type="float" office:value="2.48">
            <text:p>2.48</text:p>
          </table:table-cell>
          <table:table-cell office:value-type="float" office:value="10192.0">
            <text:p>10192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28">
            <text:p>-39.28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6849">
            <text:p>UB-36849</text:p>
          </table:table-cell>
          <table:table-cell office:value-type="float" office:value="52.92">
            <text:p>52.92</text:p>
          </table:table-cell>
          <table:table-cell office:value-type="float" office:value="2.39">
            <text:p>2.39</text:p>
          </table:table-cell>
          <table:table-cell office:value-type="float" office:value="11863.0">
            <text:p>11863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9.99">
            <text:p>-39.99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  <table:table-row>
          <table:table-cell office:value-type="string" office:value="Southwest_North_Sea">
            <text:p>Southwest_North_Sea</text:p>
          </table:table-cell>
          <table:table-cell office:value-type="string" office:value="radiocarbon">
            <text:p>radiocarbon</text:p>
          </table:table-cell>
          <table:table-cell office:value-type="string" office:value="UB-38190">
            <text:p>UB-38190</text:p>
          </table:table-cell>
          <table:table-cell office:value-type="float" office:value="53.07">
            <text:p>53.07</text:p>
          </table:table-cell>
          <table:table-cell office:value-type="float" office:value="2.92">
            <text:p>2.92</text:p>
          </table:table-cell>
          <table:table-cell office:value-type="float" office:value="9992.0">
            <text:p>9992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8.04">
            <text:p>-38.0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Eaton2021,ShennanEtal2018">
            <text:p>Eaton202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